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546f" officeooo:paragraph-rsid="000454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tabses</text:p>
      <text:p text:style-name="P1"/>
      <text:p text:style-name="P1">Create database: login</text:p>
      <text:p text:style-name="P1">create table name: user</text:p>
      <text:p text:style-name="P1">add to columun : username, password</text:p>
      <text:p text:style-name="P1">insert data: as per desired for pass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3:31:49.516047997</meta:creation-date>
    <dc:date>2019-08-09T03:34:18.323816266</dc:date>
    <meta:editing-duration>PT2M30S</meta:editing-duration>
    <meta:editing-cycles>1</meta:editing-cycles>
    <meta:document-statistic meta:table-count="0" meta:image-count="0" meta:object-count="0" meta:page-count="1" meta:paragraph-count="5" meta:word-count="21" meta:character-count="128" meta:non-whitespace-character-count="112"/>
    <meta:generator>LibreOffice/6.0.7.3$Linux_X86_64 LibreOffice_project/00m0$Build-3</meta:generator>
  </office:meta>
</office:document-meta>
</file>